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464cm"/>
    </style:style>
    <style:style style:name="co2" style:family="table-column">
      <style:table-column-properties fo:break-before="auto" style:column-width="21.3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999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658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88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WenQuanYi Zen Hei Sharp" style:font-name-complex="Lohit Devanagari"/>
    </style:style>
    <style:style style:name="ce3" style:family="table-cell" style:parent-style-name="Default">
      <style:text-properties style:font-name="Liberation Sans" style:font-name-asian="WenQuanYi Zen Hei Sharp"/>
    </style:style>
    <style:style style:name="ce4" style:family="table-cell" style:parent-style-name="Default">
      <style:text-properties style:font-name-asian="WenQuanYi Zen Hei Sharp" style:font-name-complex="Lohit Devanagari"/>
    </style:style>
    <style:style style:name="ce5" style:family="table-cell" style:parent-style-name="Default">
      <style:text-properties style:font-name="Liberation Sans" style:font-name-asian="WenQuanYi Zen Hei Sharp" style:font-name-complex="F"/>
    </style:style>
    <style:style style:name="T1" style:family="text">
      <style:text-properties style:font-name-asian="WenQuanYi Zen Hei Sharp" style:font-name-complex="Lohit Devanagari"/>
    </style:style>
    <style:style style:name="T2" style:family="text">
      <style:text-properties style:font-name-asian="WenQuanYi Zen Hei Sharp" style:font-name-complex="F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ut</text:p>
          </table:table-cell>
          <table:table-cell office:value-type="string" calcext:value-type="string">
            <text:p>Tâches liées en cours</text:p>
          </table:table-cell>
          <table:table-cell office:value-type="string" calcext:value-type="string">
            <text:p>Tâches liées terminées</text:p>
          </table:table-cell>
        </table:table-row>
        <table:table-row table:style-name="ro2">
          <table:table-cell office:value-type="string" calcext:value-type="string">
            <text:p>US 1</text:p>
          </table:table-cell>
          <table:table-cell office:value-type="string" calcext:value-type="string">
            <text:p>En tant que visiteur, je souhaite pouvoir m'inscrire en tant que développeur.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<text:span text:style-name="T1">Macc, Cacc, Vacc, T1</text:span></text:p>
          </table:table-cell>
        </table:table-row>
        <table:table-row table:style-name="ro3">
          <table:table-cell office:value-type="string" calcext:value-type="string">
            <text:p>US 2</text:p>
          </table:table-cell>
          <table:table-cell office:value-type="string" calcext:value-type="string">
            <text:p>En tant que visiteur, je souhaite pouvoir m'identifier en tant que développeur.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<text:span text:style-name="T1">Macc, Cacc, Vacc, T2</text:span></text:p>
          </table:table-cell>
        </table:table-row>
        <table:table-row table:style-name="ro4">
          <table:table-cell office:value-type="string" calcext:value-type="string">
            <text:p>US 3</text:p>
          </table:table-cell>
          <table:table-cell office:value-type="string" calcext:value-type="string">
            <text:p>En tant que développeur, je souhaite pouvoir créer un projet.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<text:span text:style-name="T2">Mpro, Cpro, Vpro, T3</text:span></text:p>
          </table:table-cell>
        </table:table-row>
        <table:table-row table:style-name="ro5">
          <table:table-cell office:value-type="string" calcext:value-type="string">
            <text:p>US 4</text:p>
          </table:table-cell>
          <table:table-cell office:value-type="string" calcext:value-type="string">
            <text:p>En tant qu’administrateur du projet, je souhaite pouvoir supprimer le projet.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5" office:value-type="string" calcext:value-type="string">
            <text:p><text:span text:style-name="T2">Mpro, Cpro, Vpro , T4</text:span></text:p>
          </table:table-cell>
        </table:table-row>
        <table:table-row table:style-name="ro6">
          <table:table-cell office:value-type="string" calcext:value-type="string">
            <text:p>US 5</text:p>
          </table:table-cell>
          <table:table-cell office:value-type="string" calcext:value-type="string">
            <text:p>En tant qu’administrateur du projet, je souhaite pouvoir ajouter/retirer un développeur.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<text:span text:style-name="T1">Mlc, Clc, Vlc, T5-1, T52</text:span></text:p>
          </table:table-cell>
        </table:table-row>
        <table:table-row table:style-name="ro2">
          <table:table-cell office:value-type="string" calcext:value-type="string">
            <text:p>US 6</text:p>
          </table:table-cell>
          <table:table-cell office:value-type="string" calcext:value-type="string">
            <text:p>En tant qu’administrateur du projet, je souhaite pouvoir accorder un statut spécifique à un développeur (Scrum Master, Product Owner ...)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<text:span text:style-name="T1">Mlc, Clc, Vlc,T6</text:span></text:p>
          </table:table-cell>
        </table:table-row>
        <table:table-row table:style-name="ro7">
          <table:table-cell office:value-type="string" calcext:value-type="string">
            <text:p>US 7</text:p>
          </table:table-cell>
          <table:table-cell office:value-type="string" calcext:value-type="string">
            <text:p>En tant que développeur, je souhaite pouvoir accéder à la liste de mes projets.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5" office:value-type="string" calcext:value-type="string">
            <text:p><text:span text:style-name="T2">Mpro, Cpro, Vpro, <text:s/>T7</text:span></text:p>
          </table:table-cell>
        </table:table-row>
        <table:table-row table:style-name="ro4">
          <table:table-cell office:value-type="string" calcext:value-type="string">
            <text:p>US 8</text:p>
          </table:table-cell>
          <table:table-cell office:value-type="string" calcext:value-type="string">
            <text:p>En tant qu’administrateur du projet, je souhaite pouvoir ajouter/supprimer/modifier une US avec son coût relatif (fibonacci).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<text:span text:style-name="T1">Mbl, Cbl, Vbl, T8-1, T8-2, T8-3</text:span></text:p>
          </table:table-cell>
        </table:table-row>
        <table:table-row table:style-name="ro7">
          <table:table-cell office:value-type="string" calcext:value-type="string">
            <text:p>US 9</text:p>
          </table:table-cell>
          <table:table-cell office:value-type="string" calcext:value-type="string">
            <text:p>En tant que développeur, je souhaite pouvoir lister toutes les US avec leur coût relatif (fibonacci).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<text:span text:style-name="T1">Mbl, Cbl, Vbl, T9</text:span></text:p>
          </table:table-cell>
        </table:table-row>
        <table:table-row table:style-name="ro4">
          <table:table-cell office:value-type="string" calcext:value-type="string">
            <text:p>US 10</text:p>
          </table:table-cell>
          <table:table-cell office:value-type="string" calcext:value-type="string">
            <text:p>En tant qu’administrateur du projet, je souhaite pouvoir ajouter/supprimer un spri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11</text:p>
          </table:table-cell>
          <table:table-cell office:value-type="string" calcext:value-type="string">
            <text:p>En tant qu’administrateur du projet, je souhaite pouvoir associer/dissocier une US à un spri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12</text:p>
          </table:table-cell>
          <table:table-cell office:value-type="string" calcext:value-type="string">
            <text:p>En tant qu’administrateur du projet, je souhaite pouvoir ajouter/supprimer/modifier une tâche, ses dépendances et son coût jour/homme.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13</text:p>
          </table:table-cell>
          <table:table-cell office:value-type="string" calcext:value-type="string">
            <text:p>En tant qu’administrateur du projet, je souhaite pouvoir associer une tâche à une ou plusieurs U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14</text:p>
          </table:table-cell>
          <table:table-cell office:value-type="string" calcext:value-type="string">
            <text:p>En tant que développeur, je souhaite pouvoir lister toutes les tâches de chaque sprint, leurs dépendances et leur coût jour/homme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 15</text:p>
          </table:table-cell>
          <table:table-cell office:value-type="string" calcext:value-type="string">
            <text:p>En tant qu’administrateur du projet, je souhaite pouvoir ajouter/supprimer/modifier l'url du dépôt G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US 16</text:p>
          </table:table-cell>
          <table:table-cell office:value-type="string" calcext:value-type="string">
            <text:p>En tant que développeur, je souhaite pouvoir accéder au G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 17</text:p>
          </table:table-cell>
          <table:table-cell office:value-type="string" calcext:value-type="string">
            <text:p>En tant que développeur, je souhaite pouvoir voir la liste des commits du proje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18</text:p>
          </table:table-cell>
          <table:table-cell office:value-type="string" calcext:value-type="string">
            <text:p>En tant que développeur, je souhaite pouvoir trier la liste des commits (date, développeur, tâches, US)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19</text:p>
          </table:table-cell>
          <table:table-cell office:value-type="string" calcext:value-type="string">
            <text:p>En tant qu’administrateur du projet, je souhaite pouvoir ajouter/retirer/déplacer une tâche dans le Gantt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20</text:p>
          </table:table-cell>
          <table:table-cell office:value-type="string" calcext:value-type="string">
            <text:p>En tant que développeur, je souhaite pouvoir voir le Gantt de chaque sprin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21</text:p>
          </table:table-cell>
          <table:table-cell office:value-type="string" calcext:value-type="string">
            <text:p>En tant qu’administrateur du projet, je souhaite pouvoir ajouter/supprimer/modifier l'url vers Jenki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US 22</text:p>
          </table:table-cell>
          <table:table-cell office:value-type="string" calcext:value-type="string">
            <text:p>En tant que développeur, je souhaite pouvoir voir le lien vers jenki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23</text:p>
          </table:table-cell>
          <table:table-cell office:value-type="string" calcext:value-type="string">
            <text:p>En tant que développeur, je souhaite pouvoir accéder au Kanban (mis à jour automatiquement) de chaque sprint.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24</text:p>
          </table:table-cell>
          <table:table-cell office:value-type="string" calcext:value-type="string">
            <text:p>En tant qu’administrateur du projet, je souhaite pouvoir modifier la liste des libs, logiciels utilisés et leur vers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5</text:p>
          </table:table-cell>
          <table:table-cell office:value-type="string" calcext:value-type="string">
            <text:p>En tant que développeur, je souhaite pouvoir accéder à la liste des libs, logiciels utilisés et leur vers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6</text:p>
          </table:table-cell>
          <table:table-cell office:value-type="string" calcext:value-type="string">
            <text:p>En tant que développeur, je souhaite pouvoir lister les tests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7</text:p>
          </table:table-cell>
          <table:table-cell office:value-type="string" calcext:value-type="string">
            <text:p>En tant que développeur, je souhaite pouvoir mettre à jour un de mes test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 28</text:p>
          </table:table-cell>
          <table:table-cell office:value-type="string" calcext:value-type="string">
            <text:p>En tant que développeur, je souhaite pouvoir voir le Burn down chart.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 style:data-style-name="N2" text:time-value="0000-00-00T17:12:44.320256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Braquelaire</meta:initial-creator>
    <meta:creation-date>2014-10-24T16:50:39.146581686</meta:creation-date>
    <dc:date>2014-11-20T17:15:16.434108994</dc:date>
    <dc:creator>Tristan Braquelaire</dc:creator>
    <meta:editing-duration>PT15M34S</meta:editing-duration>
    <meta:editing-cycles>6</meta:editing-cycles>
    <meta:generator>LibreOffice/4.1.6.2$Linux_X86_64 LibreOffice_project/410$Build-2</meta:generator>
    <meta:document-statistic meta:table-count="1" meta:cell-count="98" meta:object-count="0"/>
    <meta:user-defined meta:name=""/>
  </office:meta>
</office:document-meta>
</file>